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/>
    <style:font-face style:name="Mada1" svg:font-family="Mada"/>
    <style:font-face style:name="Mada" svg:font-family="Mada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Mada" officeooo:paragraph-rsid="00036088" style:font-name-complex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لا بلا وقف لا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/>
    <style:font-face style:name="Mada1" svg:font-family="Mada"/>
    <style:font-face style:name="Mada" svg:font-family="Mada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Arimo" fo:font-family="Arimo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Amiri" style:font-family-complex="Amiri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name="Amiri" fo:font-family="Amiri" style:font-size-asian="12pt" style:font-name-complex="Mada1" style:font-family-complex="Mada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Amiri" fo:font-family="Amiri" fo:font-size="12pt" fo:font-style="italic" style:font-size-asian="12pt" style:font-style-asian="italic" style:font-name-complex="Mada1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miri" fo:font-family="Amiri" style:font-size-asian="12pt" style:font-name-complex="Mada1" style:font-family-complex="Ma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rl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0:25:52.395312714</meta:creation-date>
    <dc:date>2018-04-26T15:24:46.710928511</dc:date>
    <meta:editing-duration>PT4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4" meta:character-count="13" meta:non-whitespace-character-count="10"/>
  </office:meta>
</office:document-meta>
</file>